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EndNote_20_Bibliography">
      <style:paragraph-properties fo:margin-left="1.27cm" fo:margin-right="0cm" fo:margin-top="0cm" fo:margin-bottom="0cm" loext:contextual-spacing="false" fo:line-height="200%" fo:text-align="justify" style:justify-single-word="false" fo:text-indent="-1.27cm" style:auto-text-indent="false"/>
      <style:text-properties officeooo:rsid="0022e8b7" officeooo:paragraph-rsid="0022e8b7"/>
    </style:style>
    <style:style style:name="P2" style:family="paragraph" style:parent-style-name="Standard">
      <style:paragraph-properties fo:line-height="150%"/>
      <style:text-properties officeooo:rsid="0020d96e" officeooo:paragraph-rsid="0020d96e"/>
    </style:style>
    <style:style style:name="P3"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20d96e" officeooo:paragraph-rsid="002173d2"/>
    </style:style>
    <style:style style:name="P4"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20d96e" officeooo:paragraph-rsid="003eaed5"/>
    </style:style>
    <style:style style:name="P5"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20d96e" officeooo:paragraph-rsid="004d5828"/>
    </style:style>
    <style:style style:name="P6"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20d96e" officeooo:paragraph-rsid="0063f3ca"/>
    </style:style>
    <style:style style:name="P7" style:family="paragraph" style:parent-style-name="Standard">
      <style:paragraph-properties fo:margin-left="0cm" fo:margin-right="0cm" fo:margin-top="0cm" fo:margin-bottom="0cm" loext:contextual-spacing="false" fo:line-height="200%" fo:text-align="center" style:justify-single-word="false" fo:text-indent="0cm" style:auto-text-indent="false"/>
      <style:text-properties officeooo:rsid="0022e8b7" officeooo:paragraph-rsid="0022e8b7"/>
    </style:style>
    <style:style style:name="P8"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556c65" officeooo:paragraph-rsid="00556c65"/>
    </style:style>
    <style:style style:name="P9"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3f430d" officeooo:paragraph-rsid="0060d6cf"/>
    </style:style>
    <style:style style:name="P10"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20d96e" officeooo:paragraph-rsid="002173d2"/>
    </style:style>
    <style:style style:name="P11"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20d96e" officeooo:paragraph-rsid="0063f3ca"/>
    </style:style>
    <style:style style:name="T1" style:family="text">
      <style:text-properties fo:font-style="italic" style:font-style-asian="italic"/>
    </style:style>
    <style:style style:name="T2" style:family="text">
      <style:text-properties officeooo:rsid="00211fa3"/>
    </style:style>
    <style:style style:name="T3" style:family="text">
      <style:text-properties officeooo:rsid="002173d2"/>
    </style:style>
    <style:style style:name="T4" style:family="text">
      <style:text-properties fo:font-weight="bold" style:font-weight-asian="bold"/>
    </style:style>
    <style:style style:name="T5" style:family="text">
      <style:text-properties officeooo:rsid="00262bc4"/>
    </style:style>
    <style:style style:name="T6" style:family="text">
      <style:text-properties officeooo:rsid="00289149"/>
    </style:style>
    <style:style style:name="T7" style:family="text">
      <style:text-properties officeooo:rsid="0028bac1"/>
    </style:style>
    <style:style style:name="T8" style:family="text">
      <style:text-properties officeooo:rsid="002b7a7a"/>
    </style:style>
    <style:style style:name="T9" style:family="text">
      <style:text-properties officeooo:rsid="003beeaa"/>
    </style:style>
    <style:style style:name="T10" style:family="text">
      <style:text-properties officeooo:rsid="003f430d"/>
    </style:style>
    <style:style style:name="T11" style:family="text">
      <style:text-properties officeooo:rsid="00413ef6"/>
    </style:style>
    <style:style style:name="T12" style:family="text">
      <style:text-properties officeooo:rsid="0042d1dd"/>
    </style:style>
    <style:style style:name="T13" style:family="text">
      <style:text-properties officeooo:rsid="0069e962"/>
    </style:style>
    <style:style style:name="T14" style:family="text">
      <style:text-properties officeooo:rsid="006ab4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wards a quantitative understanding of Nile perch – haplochromine cichlid dynamics</text:p>
      <text:p text:style-name="P2"/>
      <text:p text:style-name="P2">Kosciuch, Tristan; Litvack-Katzman, Ronald; Clarke, Shelby; Chapman, Lauren.</text:p>
      <text:p text:style-name="P2"/>
      <text:p text:style-name="P2"/>
      <text:p text:style-name="P2">Introduction</text:p>
      <text:p text:style-name="P2"/>
      <text:p text:style-name="P3"><text:span text:style-name="T2">T</text:span>he introduction of the predatory Nile perch (<text:span text:style-name="T1">Lates niloticus</text:span>) <text:span text:style-name="T3">to the Lake Victoria basin of East Africa </text:span>has had major cascading effects on <text:span text:style-name="T5">its</text:span> native fish fauna (Balirwa et al. 2003). Lake Victoria is well known to the scientific community for harbouring 500+ species of haplochromine cichlids, a monophyletic clade of fishes that has undergone <text:span text:style-name="T11">a major evolutionary</text:span> radiation <text:span text:style-name="T11">as recently as </text:span>1<text:span text:style-name="T12">00,</text:span>000 yea<text:span text:style-name="T11">rs ago</text:span> (Verheyen et al. 2003). <text:span text:style-name="T12">However,</text:span> <text:span text:style-name="T12">p</text:span>redation on haplochromines by the Nile perch <text:span text:style-name="T6">has </text:span>contributed to the disappearance of <text:s/>~40% of the <text:span text:style-name="T6">haplochromines</text:span> endemic to <text:span text:style-name="T6">Lake Victoria</text:span> (Witte et al. 1992, Seehausen et al. 1997). Similar patterns of species loss were observed in Lake Kyoga (a large lake north of Lake Victoria and part of the Nile River system) and Lake Nabugabo, a satellite lake of Victoria where the Nile perch was also introduced during the 1960s (Balirwa et al. 2003).</text:p>
      <text:p text:style-name="P3"><text:tab/><text:span text:style-name="T7">T</text:span>he interaction between Nile perch and haplochromine cichlids is by no means static. Intense fishing pressure on the Nile perch has reduced its population size in lakes Victoria, Kyoga, and Nabugabo, reducing the predation pressure and allowing some haplochromine and other native species’ populations to rebound (Balirwa et al. 2003, Chapman et al. 2003, Paterson and Chapman 2009). <text:span text:style-name="T8">However, the countries of the Lake Victoria basin have an economic incentive to preserve the Nile perch fishery as it brings an estimated $250 million USD to the region annually through foreign exports (NPFMP2, 2015). The result are numerous fisheries management solutions that have been implemented with varying degrees of success. </text:span></text:p>
      <text:p text:style-name="P3"><text:tab/><text:span text:style-name="T13">Describe some of the regulations, and the data backing those decisions.</text:span></text:p>
      <text:p text:style-name="P4"><text:soft-page-break/><text:tab/><text:span text:style-name="T9">This paper focuses on the response of Nile perch and haplochromine cichlid populations in Lake Nabugabo, Uganda to newly imposed fishing regulations. In Uganda, there has recently been a regulatory change banning longlines and small personal craft from being used to commercially fish for Nile perch. The army has been mandated to enforce these regulations and they have done so by destroying fishing equipment that does not comply, causing a temporary halt in Nile perch fishing in Lake Nabugabo.</text:span></text:p>
      <text:p text:style-name="P6"><text:tab/><text:span text:style-name="T10">Through monthly lake wide sampling, the relative abundance of fishes and the diet of Nile perch in Lake Nabugabo has been recorded since early 2008. We overview the dynamics of haplochromine cichlids and Nile perch in our 2008 – 2019 dataset and show the date new fishing regulations are imposed corresponds with an increase in the average body size of Nile perch that tracks the known growth rates of perch from Lake Nabugabo. Quantitative relationships between haplochromine cichlids and Nile perch are useful for management of the fishery, where an ideal outcome would preserve haplochromine biodiversity and a healthy Nile perch fishery (Balirwa et 2003). Witte et al provided one of the first detailed time series on described the inital disappearance of haplochromine cichlids in Lake Victoria. Talk about that and new modelling efforts.</text:span></text:p>
      <text:p text:style-name="P6"/>
      <text:p text:style-name="P6"><text:tab/><text:span text:style-name="T14">Introduce how GAMs will be used to predict haps. Remeber that the GAM is fit on GAMs of NP SL and abundance. Mention embeddings maybe?</text:span></text:p>
      <text:p text:style-name="P6"/>
      <text:p text:style-name="P6"/>
      <text:p text:style-name="P9"><text:tab/>To train and test We then split our dataset into a pre and post enforcement set to see if the dynamics before the fishing ban can predict what takes place after. In Lake Nabugabo and other areas where Nile perch have been introduced, the fish communities have been shown to respond to changes in the population of Nile perch. Using generalized additive models (GAMs), we see the state of the Nile perch population affect the abundance of haplochromine cichlids and Nile perch diet. </text:p>
      <text:p text:style-name="P5"><text:soft-page-break/></text:p>
      <text:p text:style-name="P8">Methods</text:p>
      <text:p text:style-name="P3"><text:tab/></text:p>
      <text:p text:style-name="P3"/>
      <text:p text:style-name="P3"/>
      <text:p text:style-name="P7">References (not zotero formatted, just text)</text:p>
      <text:p text:style-name="P1">Balirwa, J. S., C. A. Chapman, L. J. Chapman, I. G. Cowx, K. Geheb, L. Kaufman, R. H. Lowe-McConnell, O. Seehausen, J. H. Wanink, and R. L. Welcomme. 2003. Biodiversity and fishery sustainability in the Lake Victoria basin: an unexpected marriage? BioScience <text:span text:style-name="T4">53</text:span>:703-71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_20_Bibliography" style:display-name="EndNote Bibliography" style:family="paragraph" style:parent-style-name="Standard" style:default-outline-level="">
      <style:paragraph-properties fo:line-height="100%"/>
      <style:text-properties fo:language="en" fo:country="US" style:font-name-complex="Times New Roman" style:font-family-complex="'Times New Roman'" style:font-family-generic-complex="system" style:font-pitch-complex="variabl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9:27:30.320489645</meta:creation-date>
    <meta:generator>LibreOffice/6.2.8.2$MacOSX_X86_64 LibreOffice_project/f82ddfca21ebc1e222a662a32b25c0c9d20169ee</meta:generator>
    <dc:date>2020-04-06T16:27:56.719672894</dc:date>
    <meta:editing-duration>P3DT20H56M17S</meta:editing-duration>
    <meta:editing-cycles>62</meta:editing-cycles>
    <meta:document-statistic meta:table-count="0" meta:image-count="0" meta:object-count="0" meta:page-count="3" meta:paragraph-count="14" meta:word-count="654" meta:character-count="4130" meta:non-whitespace-character-count="3477"/>
  </office:meta>
</office:document-meta>
</file>